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P1" style:family="paragraph" style:parent-style-name="Standard">
      <style:text-properties style:font-name="Liberation Serif" fo:font-weight="normal" style:font-weight-asian="normal" style:font-weight-complex="normal" loext:padding="0cm" loext:border="none"/>
    </style:style>
    <style:style style:name="P2" style:family="paragraph" style:parent-style-name="Standard">
      <style:text-properties style:font-name="Liberation Serif"/>
    </style:style>
    <style:style style:name="T1" style:family="text">
      <style:text-properties fo:font-weight="normal" style:font-weight-asian="normal" style:font-weight-complex="normal" loext:padding="0cm" loext: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nnydad — Today at 7:03 PM</text:p>
      <text:p text:style-name="P1">jsuis en train de bidouiller mon système de jeu et je voudrais ton avis (pour t'appâter, ça parle de proba :^p)</text:p>
      <text:p text:style-name="P1"/>
      <text:p text:style-name="P1">concrètement toutes les tâches du jeu, que ce soit fuir, être sneaky, cueillir des champignons ou se battre vont reposer sur le même type de proba avec 2 stats : le seuil et la variation</text:p>
      <text:p text:style-name="P1"/>
      <text:p text:style-name="P1">la variation, c'est à quelle point la plage de probabilités va être étendues (donc à quel point tes chances sont minces)</text:p>
      <text:p text:style-name="P1">le seuil, c'est tes chances d'y arriver, donc l'inverse</text:p>
      <text:p text:style-name="P1"/>
      <text:p text:style-name="P1">concrètement, tu as par exemple </text:p>
      <text:p text:style-name="P1">Taper =&gt; Seuil = 3, Variation = 8 </text:p>
      <text:p text:style-name="P1">Ca veut dire qu'en combat, tu as 3 chances sur 8 de taper ton adversaire</text:p>
      <text:p text:style-name="P1"/>
      <text:p text:style-name="P1">sachant que c'est un genre de jeu de gestion hein, c'est pas aussi mauvais comme stat que dans un Xenoblade où t'arrives pas à taper un crabe hein</text:p>
      <text:p text:style-name="P1"/>
      <text:p text:style-name="P1">C'est plutôt genre t'attaques une fois toutes les secondes, le truc à 3 PV, donc avec de la chance, tu le butes en 3 secondes, mais en moyenne, tu vas le buter en 5~6 secondes, et sans chance, tu seras ptèt là 8 secondes voire plus</text:p>
      <text:p text:style-name="P1"/>
      <text:p text:style-name="P1">Je pense faire varier le seuil entre 1 et 5 et la variation entre 6 et 12. </text:p>
      <text:p text:style-name="P1">Comme ça, les trucs invraisemblables t'as 1 chance sur 12 de progresser dans ta tâche (qui risque de pas rester faisable + de 30 secondes, et qui aura + de "1 PV"), alors que les trucs où t'es serein, t'as <text:s/>5/6 ~= 83% de chances (car la poisse arrive)</text:p>
      <text:p text:style-name="P1"/>
      <text:p text:style-name="P1">Du coup t'auras des trucs genre les haches auront beaucoup de variation, mais un bonus de dégâts pour compenser, genre tu tapes pas souvent, mais quand t'y arrives, tu défonces, donc avec de la chance, tu peux tomber un truc que t'aurais pas pu tomber sans bonus de dégât</text:p>
      <text:p text:style-name="P1"/>
      <text:p text:style-name="P1">Qu'en penses tu ? </text:p>
      <text:p text:style-name="P1">Odryse — Today at 7:48 PM</text:p>
      <text:p text:style-name="P1">Ça me semble pas mal du tout 👍</text:p>
      <text:p text:style-name="P1">Prinnydad — Today at 7:48 PM</text:p>
      <text:p text:style-name="P1">Super, merci <text:s/>^^</text:p>
      <text:p text:style-name="P1">Odryse — Today at 7:48 PM</text:p>
      <text:p text:style-name="P1">Bravo pour tout ce que tu fais !</text:p>
      <text:p text:style-name="P1">Prinnydad — Today at 7:49 PM</text:p>
      <text:p text:style-name="P1">Merci chapou ❤️</text:p>
      <text:p text:style-name="P1">Ca m'aide tes encouragements</text:p>
      <text:p text:style-name="P1">Je pense que j'y arriverais sans, mais c'est tellement moins violent avec ❤️</text:p>
      <text:p text:style-name="P1">Odryse — Today at 7:49 PM</text:p>
      <text:p text:style-name="P1">Oh 🧡</text:p>
      <text:p text:style-name="P1">Mais je suis trop fan/fière de toi, c'est badass ce que tu fais ! C'est difficile et tu t'acharnes, bravo 🧡 🧡</text:p>
      <text:p text:style-name="P1">Prinnydad — Today at 7:50 PM</text:p>
      <text:p text:style-name="P1">T'es adorable ❤️ ❤️</text:p>
      <text:p text:style-name="P1">Odryse — Today at 7:51 PM</text:p>
      <text:p text:style-name="P1">💜 ___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24T19:52:08.062000000</dc:date>
    <meta:editing-duration>PT2M18S</meta:editing-duration>
    <meta:editing-cycles>3</meta:editing-cycles>
    <meta:generator>LibreOffice/7.3.3.2$Windows_X86_64 LibreOffice_project/d1d0ea68f081ee2800a922cac8f79445e4603348</meta:generator>
    <meta:document-statistic meta:table-count="0" meta:image-count="0" meta:object-count="0" meta:page-count="1" meta:paragraph-count="31" meta:word-count="417" meta:character-count="2146" meta:non-whitespace-character-count="1746"/>
  </office:meta>
</office:document-meta>
</file>